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9.99mm" svg:height="89.99mm" svg:x="20.41mm" svg:y="69.14mm">
            <draw:object draw:notify-on-update-of-ranges="Sheet1.B3:Sheet1.B12 Sheet1.C3:Sheet1.C1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28.55mm" svg:y="76.13mm">
            <draw:object draw:notify-on-update-of-ranges="Sheet1.B3:Sheet1.B12 Sheet1.D3:Sheet1.D12 Sheet1.E3:Sheet1.E12 Sheet1.E3:Sheet1.E12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96.45mm" svg:y="136.88mm">
            <draw:object draw:notify-on-update-of-ranges="Sheet1.B3:Sheet1.B12 Sheet1.H3:Sheet1.H12 Sheet1.I3:Sheet1.I12 Sheet1.I3:Sheet1.I12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9.99mm" svg:height="89.99mm" svg:x="246.98mm" svg:y="103.21mm">
            <draw:object draw:notify-on-update-of-ranges="Sheet1.B3:Sheet1.B12 Sheet1.J3:Sheet1.J12 Sheet1.K3:Sheet1.K12 Sheet1.K3:Sheet1.K12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59.99mm" svg:height="89.99mm" svg:x="23.57mm" svg:y="55.19mm">
            <draw:object draw:notify-on-update-of-ranges="Sheet1.B3:Sheet1.B12 Sheet1.C2:Sheet1.C2 Sheet1.L3:Sheet1.L12 Sheet1.D2:Sheet1.D2 Sheet1.M3:Sheet1.M12 Sheet1.F2:Sheet1.F2 Sheet1.N3:Sheet1.N12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converted</text:p>
          </table:table-cell>
          <table:table-cell office:value-type="string" calcext:value-type="string">
            <text:p>stdev mconverted</text:p>
          </table:table-cell>
          <table:table-cell office:value-type="string" calcext:value-type="string">
            <text:p>score</text:p>
          </table:table-cell>
          <table:table-cell/>
          <table:table-cell office:value-type="string" calcext:value-type="string">
            <text:p>4f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3mc</text:p>
          </table:table-cell>
        </table:table-row>
        <table:table-row table:style-name="ro1">
          <table:table-cell/>
          <table:table-cell office:value-type="string" calcext:value-type="string">
            <text:p>Nexus devices</text:p>
          </table:table-cell>
          <table:table-cell office:value-type="float" office:value="0.39" calcext:value-type="float">
            <text:p>0.39</text:p>
          </table:table-cell>
          <table:table-cell office:value-type="float" office:value="0.48" calcext:value-type="float">
            <text:p>0.48</text:p>
          </table:table-cell>
          <table:table-cell office:value-type="float" office:value="0" calcext:value-type="float">
            <text:p>0</text:p>
          </table:table-cell>
          <table:table-cell office:value-type="float" office:value="0.56" calcext:value-type="float">
            <text:p>0.56</text:p>
          </table:table-cell>
          <table:table-cell office:value-type="float" office:value="0.01" calcext:value-type="float">
            <text:p>0.01</text:p>
          </table:table-cell>
          <table:table-cell table:formula="of:=2/(1+EXP([.F3]))" office:value-type="float" office:value="0.727094919436867" calcext:value-type="float">
            <text:p>0.7270949194</text:p>
          </table:table-cell>
          <table:table-cell table:formula="of:=MAX([.H3]-2/(1+EXP([.F3]+[.G3]));2/(1+EXP([.F3]-[.G3]))-[.H3])" office:value-type="float" office:value="0.0046338985415314" calcext:value-type="float">
            <text:p>0.0046338985</text:p>
          </table:table-cell>
          <table:table-cell office:value-type="float" office:value="5.17" calcext:value-type="float">
            <text:p>5.17</text:p>
          </table:table-cell>
          <table:table-cell office:value-type="float" office:value="0.02" calcext:value-type="float">
            <text:p>0.02</text:p>
          </table:table-cell>
          <table:table-cell table:formula="of:=[.C3]*4" office:value-type="float" office:value="1.56" calcext:value-type="float">
            <text:p>1.56</text:p>
          </table:table-cell>
          <table:table-cell table:formula="of:=[.D3]*3" office:value-type="float" office:value="1.44" calcext:value-type="float">
            <text:p>1.44</text:p>
          </table:table-cell>
          <table:table-cell table:formula="of:=[.H3]*3" office:value-type="float" office:value="2.1812847583106" calcext:value-type="float">
            <text:p>2.1812847583</text:p>
          </table:table-cell>
        </table:table-row>
        <table:table-row table:style-name="ro1">
          <table:table-cell/>
          <table:table-cell office:value-type="string" calcext:value-type="string">
            <text:p>LG</text:p>
          </table:table-cell>
          <table:table-cell office:value-type="float" office:value="0.22" calcext:value-type="float">
            <text:p>0.22</text:p>
          </table:table-cell>
          <table:table-cell office:value-type="float" office:value="0.33" calcext:value-type="float">
            <text:p>0.33</text:p>
          </table:table-cell>
          <table:table-cell office:value-type="float" office:value="0" calcext:value-type="float">
            <text:p>0</text:p>
          </table:table-cell>
          <table:table-cell office:value-type="float" office:value="0.62" calcext:value-type="float">
            <text:p>0.62</text:p>
          </table:table-cell>
          <table:table-cell office:value-type="float" office:value="0.01" calcext:value-type="float">
            <text:p>0.01</text:p>
          </table:table-cell>
          <table:table-cell table:formula="of:=2/(1+EXP([.F4]))" office:value-type="float" office:value="0.699562902852346" calcext:value-type="float">
            <text:p>0.6995629029</text:p>
          </table:table-cell>
          <table:table-cell table:formula="of:=MAX([.H4]-2/(1+EXP([.F4]+[.G4]));2/(1+EXP([.F4]-[.G4]))-[.H4])" office:value-type="float" office:value="0.0045554929863536" calcext:value-type="float">
            <text:p>0.004555493</text:p>
          </table:table-cell>
          <table:table-cell office:value-type="float" office:value="3.97" calcext:value-type="float">
            <text:p>3.97</text:p>
          </table:table-cell>
          <table:table-cell office:value-type="float" office:value="0.02" calcext:value-type="float">
            <text:p>0.02</text:p>
          </table:table-cell>
          <table:table-cell table:formula="of:=[.C4]*4" office:value-type="float" office:value="0.88" calcext:value-type="float">
            <text:p>0.88</text:p>
          </table:table-cell>
          <table:table-cell table:formula="of:=[.D4]*3" office:value-type="float" office:value="0.99" calcext:value-type="float">
            <text:p>0.99</text:p>
          </table:table-cell>
          <table:table-cell table:formula="of:=[.H4]*3" office:value-type="float" office:value="2.09868870855704" calcext:value-type="float">
            <text:p>2.0986887086</text:p>
          </table:table-cell>
        </table:table-row>
        <table:table-row table:style-name="ro1">
          <table:table-cell/>
          <table:table-cell office:value-type="string" calcext:value-type="string">
            <text:p>Motorola</text:p>
          </table:table-cell>
          <table:table-cell office:value-type="float" office:value="0.18" calcext:value-type="float">
            <text:p>0.18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office:value-type="float" office:value="0.71" calcext:value-type="float">
            <text:p>0.71</text:p>
          </table:table-cell>
          <table:table-cell office:value-type="float" office:value="0.02" calcext:value-type="float">
            <text:p>0.02</text:p>
          </table:table-cell>
          <table:table-cell table:formula="of:=2/(1+EXP([.F5]))" office:value-type="float" office:value="0.659197680382263" calcext:value-type="float">
            <text:p>0.6591976804</text:p>
          </table:table-cell>
          <table:table-cell table:formula="of:=MAX([.H5]-2/(1+EXP([.F5]+[.G5]));2/(1+EXP([.F5]-[.G5]))-[.H5])" office:value-type="float" office:value="0.00886846611409664" calcext:value-type="float">
            <text:p>0.0088684661</text:p>
          </table:table-cell>
          <table:table-cell office:value-type="float" office:value="3.07" calcext:value-type="float">
            <text:p>3.07</text:p>
          </table:table-cell>
          <table:table-cell office:value-type="float" office:value="0.02" calcext:value-type="float">
            <text:p>0.02</text:p>
          </table:table-cell>
          <table:table-cell table:formula="of:=[.C5]*4" office:value-type="float" office:value="0.72" calcext:value-type="float">
            <text:p>0.72</text:p>
          </table:table-cell>
          <table:table-cell table:formula="of:=[.D5]*3" office:value-type="float" office:value="0.36" calcext:value-type="float">
            <text:p>0.36</text:p>
          </table:table-cell>
          <table:table-cell table:formula="of:=[.H5]*3" office:value-type="float" office:value="1.97759304114679" calcext:value-type="float">
            <text:p>1.9775930411</text:p>
          </table:table-cell>
        </table:table-row>
        <table:table-row table:style-name="ro1">
          <table:table-cell/>
          <table:table-cell office:value-type="string" calcext:value-type="string">
            <text:p>Samsung</text:p>
          </table:table-cell>
          <table:table-cell office:value-type="float" office:value="0.13" calcext:value-type="float">
            <text:p>0.13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61" calcext:value-type="float">
            <text:p>0.61</text:p>
          </table:table-cell>
          <table:table-cell office:value-type="float" office:value="0" calcext:value-type="float">
            <text:p>0</text:p>
          </table:table-cell>
          <table:table-cell table:formula="of:=2/(1+EXP([.F6]))" office:value-type="float" office:value="0.7041183958387" calcext:value-type="float">
            <text:p>0.7041183958</text:p>
          </table:table-cell>
          <table:table-cell table:formula="of:=MAX([.H6]-2/(1+EXP([.F6]+[.G6]));2/(1+EXP([.F6]-[.G6]))-[.H6])" office:value-type="float" office:value="0" calcext:value-type="float">
            <text:p>0</text:p>
          </table:table-cell>
          <table:table-cell office:value-type="float" office:value="2.75" calcext:value-type="float">
            <text:p>2.75</text:p>
          </table:table-cell>
          <table:table-cell office:value-type="float" office:value="0" calcext:value-type="float">
            <text:p>0</text:p>
          </table:table-cell>
          <table:table-cell table:formula="of:=[.C6]*4" office:value-type="float" office:value="0.52" calcext:value-type="float">
            <text:p>0.52</text:p>
          </table:table-cell>
          <table:table-cell table:formula="of:=[.D6]*3" office:value-type="float" office:value="0.12" calcext:value-type="float">
            <text:p>0.12</text:p>
          </table:table-cell>
          <table:table-cell table:formula="of:=[.H6]*3" office:value-type="float" office:value="2.1123551875161" calcext:value-type="float">
            <text:p>2.1123551875</text:p>
          </table:table-cell>
        </table:table-row>
        <table:table-row table:style-name="ro1">
          <table:table-cell/>
          <table:table-cell office:value-type="string" calcext:value-type="string">
            <text:p>Sony</text:p>
          </table:table-cell>
          <table:table-cell office:value-type="float" office:value="0.14" calcext:value-type="float">
            <text:p>0.14</text:p>
          </table:table-cell>
          <table:table-cell office:value-type="float" office:value="0.19" calcext:value-type="float">
            <text:p>0.19</text:p>
          </table:table-cell>
          <table:table-cell office:value-type="float" office:value="0" calcext:value-type="float">
            <text:p>0</text:p>
          </table:table-cell>
          <table:table-cell office:value-type="float" office:value="1.09" calcext:value-type="float">
            <text:p>1.09</text:p>
          </table:table-cell>
          <table:table-cell office:value-type="float" office:value="0.02" calcext:value-type="float">
            <text:p>0.02</text:p>
          </table:table-cell>
          <table:table-cell table:formula="of:=2/(1+EXP([.F7]))" office:value-type="float" office:value="0.503236556785872" calcext:value-type="float">
            <text:p>0.5032365568</text:p>
          </table:table-cell>
          <table:table-cell table:formula="of:=MAX([.H7]-2/(1+EXP([.F7]+[.G7]));2/(1+EXP([.F7]-[.G7]))-[.H7])" office:value-type="float" office:value="0.00756961155917657" calcext:value-type="float">
            <text:p>0.0075696116</text:p>
          </table:table-cell>
          <table:table-cell office:value-type="float" office:value="2.63" calcext:value-type="float">
            <text:p>2.63</text:p>
          </table:table-cell>
          <table:table-cell office:value-type="float" office:value="0.02" calcext:value-type="float">
            <text:p>0.02</text:p>
          </table:table-cell>
          <table:table-cell table:formula="of:=[.C7]*4" office:value-type="float" office:value="0.56" calcext:value-type="float">
            <text:p>0.56</text:p>
          </table:table-cell>
          <table:table-cell table:formula="of:=[.D7]*3" office:value-type="float" office:value="0.57" calcext:value-type="float">
            <text:p>0.57</text:p>
          </table:table-cell>
          <table:table-cell table:formula="of:=[.H7]*3" office:value-type="float" office:value="1.50970967035761" calcext:value-type="float">
            <text:p>1.5097096704</text:p>
          </table:table-cell>
        </table:table-row>
        <table:table-row table:style-name="ro1">
          <table:table-cell/>
          <table:table-cell office:value-type="string" calcext:value-type="string">
            <text:p>HTC</text:p>
          </table:table-cell>
          <table:table-cell office:value-type="float" office:value="0.14" calcext:value-type="float">
            <text:p>0.14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87" calcext:value-type="float">
            <text:p>0.87</text:p>
          </table:table-cell>
          <table:table-cell office:value-type="float" office:value="0.01" calcext:value-type="float">
            <text:p>0.01</text:p>
          </table:table-cell>
          <table:table-cell table:formula="of:=2/(1+EXP([.F8]))" office:value-type="float" office:value="0.590508604003818" calcext:value-type="float">
            <text:p>0.590508604</text:p>
          </table:table-cell>
          <table:table-cell table:formula="of:=MAX([.H8]-2/(1+EXP([.F8]+[.G8]));2/(1+EXP([.F8]-[.G8]))-[.H8])" office:value-type="float" office:value="0.00417008730671908" calcext:value-type="float">
            <text:p>0.0041700873</text:p>
          </table:table-cell>
          <table:table-cell office:value-type="float" office:value="2.63" calcext:value-type="float">
            <text:p>2.63</text:p>
          </table:table-cell>
          <table:table-cell office:value-type="float" office:value="0.02" calcext:value-type="float">
            <text:p>0.02</text:p>
          </table:table-cell>
          <table:table-cell table:formula="of:=[.C8]*4" office:value-type="float" office:value="0.56" calcext:value-type="float">
            <text:p>0.56</text:p>
          </table:table-cell>
          <table:table-cell table:formula="of:=[.D8]*3" office:value-type="float" office:value="0.3" calcext:value-type="float">
            <text:p>0.3</text:p>
          </table:table-cell>
          <table:table-cell table:formula="of:=[.H8]*3" office:value-type="float" office:value="1.77152581201145" calcext:value-type="float">
            <text:p>1.771525812</text:p>
          </table:table-cell>
        </table:table-row>
        <table:table-row table:style-name="ro1">
          <table:table-cell/>
          <table:table-cell office:value-type="string" calcext:value-type="string">
            <text:p>Asus</text:p>
          </table:table-cell>
          <table:table-cell office:value-type="float" office:value="0.2" calcext:value-type="float">
            <text:p>0.2</text:p>
          </table:table-cell>
          <table:table-cell office:value-type="float" office:value="0.51" calcext:value-type="float">
            <text:p>0.51</text:p>
          </table:table-cell>
          <table:table-cell office:value-type="float" office:value="0.01" calcext:value-type="float">
            <text:p>0.01</text:p>
          </table:table-cell>
          <table:table-cell office:value-type="float" office:value="6.01" calcext:value-type="float">
            <text:p>6.01</text:p>
          </table:table-cell>
          <table:table-cell office:value-type="float" office:value="0.07" calcext:value-type="float">
            <text:p>0.07</text:p>
          </table:table-cell>
          <table:table-cell table:formula="of:=2/(1+EXP([.F9]))" office:value-type="float" office:value="0.00489616075060038" calcext:value-type="float">
            <text:p>0.0048961608</text:p>
          </table:table-cell>
          <table:table-cell table:formula="of:=MAX([.H9]-2/(1+EXP([.F9]+[.G9]));2/(1+EXP([.F9]-[.G9]))-[.H9])" office:value-type="float" office:value="0.000354079762720011" calcext:value-type="float">
            <text:p>0.0003540798</text:p>
          </table:table-cell>
          <table:table-cell office:value-type="float" office:value="2.35" calcext:value-type="float">
            <text:p>2.35</text:p>
          </table:table-cell>
          <table:table-cell office:value-type="float" office:value="0.02" calcext:value-type="float">
            <text:p>0.02</text:p>
          </table:table-cell>
          <table:table-cell table:formula="of:=[.C9]*4" office:value-type="float" office:value="0.8" calcext:value-type="float">
            <text:p>0.8</text:p>
          </table:table-cell>
          <table:table-cell table:formula="of:=[.D9]*3" office:value-type="float" office:value="1.53" calcext:value-type="float">
            <text:p>1.53</text:p>
          </table:table-cell>
          <table:table-cell table:formula="of:=[.H9]*3" office:value-type="float" office:value="0.0146884822518011" calcext:value-type="float">
            <text:p>0.0146884823</text:p>
          </table:table-cell>
        </table:table-row>
        <table:table-row table:style-name="ro1">
          <table:table-cell/>
          <table:table-cell office:value-type="string" calcext:value-type="string">
            <text:p>Alps</text:p>
          </table:table-cell>
          <table:table-cell office:value-type="float" office:value="0.03" calcext:value-type="float">
            <text:p>0.03</text:p>
          </table:table-cell>
          <table:table-cell office:value-type="float" office:value="0.19" calcext:value-type="float">
            <text:p>0.19</text:p>
          </table:table-cell>
          <table:table-cell office:value-type="float" office:value="0.01" calcext:value-type="float">
            <text:p>0.01</text:p>
          </table:table-cell>
          <table:table-cell office:value-type="float" office:value="3.99" calcext:value-type="float">
            <text:p>3.99</text:p>
          </table:table-cell>
          <table:table-cell office:value-type="float" office:value="0.08" calcext:value-type="float">
            <text:p>0.08</text:p>
          </table:table-cell>
          <table:table-cell table:formula="of:=2/(1+EXP([.F10]))" office:value-type="float" office:value="0.036327382056865" calcext:value-type="float">
            <text:p>0.0363273821</text:p>
          </table:table-cell>
          <table:table-cell table:formula="of:=MAX([.H10]-2/(1+EXP([.F10]+[.G10]));2/(1+EXP([.F10]-[.G10]))-[.H10])" office:value-type="float" office:value="0.00296615783851237" calcext:value-type="float">
            <text:p>0.0029661578</text:p>
          </table:table-cell>
          <table:table-cell office:value-type="float" office:value="0.8" calcext:value-type="float">
            <text:p>0.8</text:p>
          </table:table-cell>
          <table:table-cell office:value-type="float" office:value="0.02" calcext:value-type="float">
            <text:p>0.02</text:p>
          </table:table-cell>
          <table:table-cell table:formula="of:=[.C10]*4" office:value-type="float" office:value="0.12" calcext:value-type="float">
            <text:p>0.12</text:p>
          </table:table-cell>
          <table:table-cell table:formula="of:=[.D10]*3" office:value-type="float" office:value="0.57" calcext:value-type="float">
            <text:p>0.57</text:p>
          </table:table-cell>
          <table:table-cell table:formula="of:=[.H10]*3" office:value-type="float" office:value="0.108982146170595" calcext:value-type="float">
            <text:p>0.1089821462</text:p>
          </table:table-cell>
        </table:table-row>
        <table:table-row table:style-name="ro1">
          <table:table-cell/>
          <table:table-cell office:value-type="string" calcext:value-type="string">
            <text:p>Symphony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.05</text:p>
          </table:table-cell>
          <table:table-cell table:formula="of:=2/(1+EXP([.F11]))" office:value-type="float" office:value="0.0133857018485697" calcext:value-type="float">
            <text:p>0.0133857018</text:p>
          </table:table-cell>
          <table:table-cell table:formula="of:=MAX([.H11]-2/(1+EXP([.F11]+[.G11]));2/(1+EXP([.F11]-[.G11]))-[.H11])" office:value-type="float" office:value="0.000681472461420611" calcext:value-type="float">
            <text:p>0.0006814725</text:p>
          </table:table-cell>
          <table:table-cell office:value-type="float" office:value="0.3" calcext:value-type="float">
            <text:p>0.3</text:p>
          </table:table-cell>
          <table:table-cell office:value-type="float" office:value="0.01" calcext:value-type="float">
            <text:p>0.01</text:p>
          </table:table-cell>
          <table:table-cell table:formula="of:=[.C11]*4" office:value-type="float" office:value="0" calcext:value-type="float">
            <text:p>0</text:p>
          </table:table-cell>
          <table:table-cell table:formula="of:=[.D11]*3" office:value-type="float" office:value="0.24" calcext:value-type="float">
            <text:p>0.24</text:p>
          </table:table-cell>
          <table:table-cell table:formula="of:=[.H11]*3" office:value-type="float" office:value="0.0401571055457091" calcext:value-type="float">
            <text:p>0.0401571055</text:p>
          </table:table-cell>
        </table:table-row>
        <table:table-row table:style-name="ro1">
          <table:table-cell/>
          <table:table-cell office:value-type="string" calcext:value-type="string">
            <text:p>Walton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.08" calcext:value-type="float">
            <text:p>0.08</text:p>
          </table:table-cell>
          <table:table-cell table:formula="of:=2/(1+EXP([.F12]))" office:value-type="float" office:value="0.00494524631326955" calcext:value-type="float">
            <text:p>0.0049452463</text:p>
          </table:table-cell>
          <table:table-cell table:formula="of:=MAX([.H12]-2/(1+EXP([.F12]+[.G12]));2/(1+EXP([.F12]-[.G12]))-[.H12])" office:value-type="float" office:value="0.000410772059156685" calcext:value-type="float">
            <text:p>0.0004107721</text:p>
          </table:table-cell>
          <table:table-cell office:value-type="float" office:value="0.27" calcext:value-type="float">
            <text:p>0.27</text:p>
          </table:table-cell>
          <table:table-cell office:value-type="float" office:value="0.01" calcext:value-type="float">
            <text:p>0.01</text:p>
          </table:table-cell>
          <table:table-cell table:formula="of:=[.C12]*4" office:value-type="float" office:value="0" calcext:value-type="float">
            <text:p>0</text:p>
          </table:table-cell>
          <table:table-cell table:formula="of:=[.D12]*3" office:value-type="float" office:value="0.27" calcext:value-type="float">
            <text:p>0.27</text:p>
          </table:table-cell>
          <table:table-cell table:formula="of:=[.H12]*3" office:value-type="float" office:value="0.0148357389398086" calcext:value-type="float">
            <text:p>0.014835738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1">00/00/0000</text:date>, <text:time style:data-style-name="N2" text:time-value="09:31:50.849151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0T10:21:12.942252000</meta:creation-date>
    <dc:date>2015-10-11T15:21:54.200645000</dc:date>
    <meta:editing-duration>PT7H9M43S</meta:editing-duration>
    <meta:editing-cycles>3</meta:editing-cycles>
    <meta:generator>LibreOffice/4.4.5.2$MacOSX_X86_64 LibreOffice_project/a22f674fd25a3b6f45bdebf25400ed2adff0ff99</meta:generator>
    <meta:document-statistic meta:table-count="1" meta:cell-count="140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857cm" svg:y="0.315cm" chart:style-name="ch2">
          <text:p>f</text:p>
        </chart:title>
        <chart:plot-area chart:style-name="ch3" table:cell-range-address="Sheet1.B3:Sheet1.C12" chart:data-source-has-labels="column" svg:x="1.299cm" svg:y="1.248cm" svg:width="14.381cm" svg:height="7.572cm">
          <chartooo:coordinate-region svg:x="2.026cm" svg:y="1.438cm" svg:width="13.654cm" svg:height="6.375cm"/>
          <chart:axis chart:dimension="x" chart:name="primary-x" chart:style-name="ch4" chartooo:axis-type="auto">
            <chartooo:date-scale/>
            <chart:categories table:cell-range-address="Sheet1.B3:Sheet1.B12"/>
          </chart:axis>
          <chart:axis chart:dimension="y" chart:name="primary-y" chart:style-name="ch5">
            <chart:title svg:x="0.451cm" svg:y="8.008cm" chart:style-name="ch6">
              <text:p>Proportion free from known vulnerabilities</text:p>
            </chart:title>
          </chart:axis>
          <chart:series chart:style-name="ch7" chart:values-cell-range-address="Sheet1.C3:Sheet1.C12" chart:class="chart:b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Nexus devices</text:p>
                <draw:g>
                  <svg:desc>Sheet1.B3:Sheet1.B12</svg:desc>
                </draw:g>
              </table:table-cell>
              <table:table-cell office:value-type="float" office:value="0.39">
                <text:p>0.39</text:p>
                <draw:g>
                  <svg:desc>Sheet1.C3:Sheet1.C12</svg:desc>
                </draw:g>
              </table:table-cell>
            </table:table-row>
            <table:table-row>
              <table:table-cell office:value-type="string">
                <text:p>LG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Motorola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Samsung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Sony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HTC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Asus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Alps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Symphony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alto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MacOSX_X86_64 LibreOffice_project/a22f674fd25a3b6f45bdebf25400ed2adff0ff9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error-category="cell-range" chart:error-upper-range="Sheet1.E3:Sheet1.E12" chart:error-lower-range="Sheet1.E3:Sheet1.E12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link-data-style-to-source="true" chart:error-category="cell-range" chart:error-upper-range="Sheet1.E3:Sheet1.E12" chart:error-lower-range="Sheet1.E3:Sheet1.E12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error-upper-indicator="true" chart:error-lower-indicator="true" chart:error-category="cell-range" chart:error-upper-range="Sheet1.E3:Sheet1.E12" chart:error-lower-range="Sheet1.E3:Sheet1.E12" loext:std-weight="1"/>
      <style:graphic-properties draw:stroke="solid" svg:stroke-width="0cm" svg:stroke-color="#000000" svg:stroke-opacity="100%" draw:stroke-linejoin="roun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798cm" svg:y="0.315cm" chart:style-name="ch2">
          <text:p>u</text:p>
        </chart:title>
        <chart:plot-area chart:style-name="ch3" table:cell-range-address="Sheet1.B3:Sheet1.B12 Sheet1.D3:Sheet1.D12" chart:data-source-has-labels="column" svg:x="1.299cm" svg:y="1.248cm" svg:width="14.381cm" svg:height="7.572cm">
          <chartooo:coordinate-region svg:x="2.026cm" svg:y="1.438cm" svg:width="13.654cm" svg:height="6.375cm"/>
          <chart:axis chart:dimension="x" chart:name="primary-x" chart:style-name="ch4" chartooo:axis-type="auto">
            <chartooo:date-scale/>
            <chart:categories table:cell-range-address="Sheet1.B3:Sheet1.B12"/>
          </chart:axis>
          <chart:axis chart:dimension="y" chart:name="primary-y" chart:style-name="ch5">
            <chart:title svg:x="0.451cm" svg:y="7.592cm" chart:style-name="ch6">
              <text:p>Proportion updated to latest version</text:p>
            </chart:title>
          </chart:axis>
          <chart:series chart:style-name="ch7" chart:values-cell-range-address="Sheet1.D3:Sheet1.D12" chart:class="chart:bar">
            <chart:error-indicator chart:style-name="ch8" chart:dimension="y"/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Nexus devices</text:p>
                <draw:g>
                  <svg:desc>Sheet1.B3:Sheet1.B12</svg:desc>
                </draw:g>
              </table:table-cell>
              <table:table-cell office:value-type="float" office:value="0.48">
                <text:p>0.48</text:p>
                <draw:g>
                  <svg:desc>Sheet1.D3:Sheet1.D12</svg:desc>
                </draw:g>
              </table:table-cell>
              <table:table-cell office:value-type="float" office:value="0">
                <text:p>0</text:p>
                <draw:g>
                  <svg:desc>Sheet1.E3:Sheet1.E12</svg:desc>
                </draw:g>
              </table:table-cell>
              <table:table-cell office:value-type="float" office:value="0">
                <text:p>0</text:p>
                <draw:g>
                  <svg:desc>Sheet1.E3:Sheet1.E12</svg:desc>
                </draw:g>
              </table:table-cell>
            </table:table-row>
            <table:table-row>
              <table:table-cell office:value-type="string">
                <text:p>LG</text:p>
              </table:table-cell>
              <table:table-cell office:value-type="float" office:value="0.33">
                <text:p>0.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otorola</text:p>
              </table:table-cell>
              <table:table-cell office:value-type="float" office:value="0.12">
                <text:p>0.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amsung</text:p>
              </table:table-cell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ony</text:p>
              </table:table-cell>
              <table:table-cell office:value-type="float" office:value="0.19">
                <text:p>0.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TC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sus</text:p>
              </table:table-cell>
              <table:table-cell office:value-type="float" office:value="0.51">
                <text:p>0.5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Alps</text:p>
              </table:table-cell>
              <table:table-cell office:value-type="float" office:value="0.19">
                <text:p>0.19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Symphony</text:p>
              </table:table-cell>
              <table:table-cell office:value-type="float" office:value="0.08">
                <text:p>0.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alton</text:p>
              </table:table-cell>
              <table:table-cell office:value-type="float" office:value="0.09">
                <text:p>0.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MacOSX_X86_64 LibreOffice_project/a22f674fd25a3b6f45bdebf25400ed2adff0ff9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error-category="cell-range" chart:error-upper-range="Sheet1.I3:Sheet1.I12" chart:error-lower-range="Sheet1.I3:Sheet1.I12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error-category="cell-range" chart:error-upper-range="Sheet1.I3:Sheet1.I12" chart:error-lower-range="Sheet1.I3:Sheet1.I12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cell-range" chart:error-upper-range="Sheet1.I3:Sheet1.I12" chart:error-lower-range="Sheet1.I3:Sheet1.I12" loext:std-weight="1"/>
      <style:graphic-properties draw:stroke="solid" svg:stroke-width="0cm" svg:stroke-color="#000000" svg:stroke-opacity="100%" draw:stroke-linejoin="roun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885cm" svg:y="0.315cm" chart:style-name="ch2">
          <text:p>2/(1+e^m)</text:p>
        </chart:title>
        <chart:plot-area chart:style-name="ch3" table:cell-range-address="Sheet1.B3:Sheet1.B12 Sheet1.H3:Sheet1.H12" chart:data-source-has-labels="column" svg:x="1.299cm" svg:y="1.248cm" svg:width="14.381cm" svg:height="7.572cm">
          <chartooo:coordinate-region svg:x="2.026cm" svg:y="1.438cm" svg:width="13.654cm" svg:height="6.375cm"/>
          <chart:axis chart:dimension="x" chart:name="primary-x" chart:style-name="ch4" chartooo:axis-type="auto">
            <chartooo:date-scale/>
            <chart:categories table:cell-range-address="Sheet1.B3:Sheet1.B12"/>
          </chart:axis>
          <chart:axis chart:dimension="y" chart:name="primary-y" chart:style-name="ch5">
            <chart:title svg:x="0.451cm" svg:y="5.806cm" chart:style-name="ch6">
              <text:p>2/(1+e^m)</text:p>
            </chart:title>
            <chart:grid chart:style-name="ch7" chart:class="major"/>
          </chart:axis>
          <chart:series chart:style-name="ch8" chart:values-cell-range-address="Sheet1.H3:Sheet1.H12" chart:class="chart:bar">
            <chart:error-indicator chart:style-name="ch9" chart:dimension="y"/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Nexus devices</text:p>
                <draw:g>
                  <svg:desc>Sheet1.B3:Sheet1.B12</svg:desc>
                </draw:g>
              </table:table-cell>
              <table:table-cell office:value-type="float" office:value="0.727094919436867">
                <text:p>0.727094919436867</text:p>
                <draw:g>
                  <svg:desc>Sheet1.H3:Sheet1.H12</svg:desc>
                </draw:g>
              </table:table-cell>
              <table:table-cell office:value-type="float" office:value="0.0046338985415314">
                <text:p>0.0046338985415314</text:p>
                <draw:g>
                  <svg:desc>Sheet1.I3:Sheet1.I12</svg:desc>
                </draw:g>
              </table:table-cell>
              <table:table-cell office:value-type="float" office:value="0.0046338985415314">
                <text:p>0.0046338985415314</text:p>
                <draw:g>
                  <svg:desc>Sheet1.I3:Sheet1.I12</svg:desc>
                </draw:g>
              </table:table-cell>
            </table:table-row>
            <table:table-row>
              <table:table-cell office:value-type="string">
                <text:p>LG</text:p>
              </table:table-cell>
              <table:table-cell office:value-type="float" office:value="0.699562902852346">
                <text:p>0.699562902852346</text:p>
              </table:table-cell>
              <table:table-cell office:value-type="float" office:value="0.0045554929863536">
                <text:p>0.0045554929863536</text:p>
              </table:table-cell>
              <table:table-cell office:value-type="float" office:value="0.0045554929863536">
                <text:p>0.0045554929863536</text:p>
              </table:table-cell>
            </table:table-row>
            <table:table-row>
              <table:table-cell office:value-type="string">
                <text:p>Motorola</text:p>
              </table:table-cell>
              <table:table-cell office:value-type="float" office:value="0.659197680382263">
                <text:p>0.659197680382263</text:p>
              </table:table-cell>
              <table:table-cell office:value-type="float" office:value="0.00886846611409664">
                <text:p>0.00886846611409664</text:p>
              </table:table-cell>
              <table:table-cell office:value-type="float" office:value="0.00886846611409664">
                <text:p>0.00886846611409664</text:p>
              </table:table-cell>
            </table:table-row>
            <table:table-row>
              <table:table-cell office:value-type="string">
                <text:p>Samsung</text:p>
              </table:table-cell>
              <table:table-cell office:value-type="float" office:value="0.7041183958387">
                <text:p>0.70411839583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ony</text:p>
              </table:table-cell>
              <table:table-cell office:value-type="float" office:value="0.503236556785872">
                <text:p>0.503236556785872</text:p>
              </table:table-cell>
              <table:table-cell office:value-type="float" office:value="0.00756961155917657">
                <text:p>0.00756961155917657</text:p>
              </table:table-cell>
              <table:table-cell office:value-type="float" office:value="0.00756961155917657">
                <text:p>0.00756961155917657</text:p>
              </table:table-cell>
            </table:table-row>
            <table:table-row>
              <table:table-cell office:value-type="string">
                <text:p>HTC</text:p>
              </table:table-cell>
              <table:table-cell office:value-type="float" office:value="0.590508604003818">
                <text:p>0.590508604003818</text:p>
              </table:table-cell>
              <table:table-cell office:value-type="float" office:value="0.00417008730671908">
                <text:p>0.00417008730671908</text:p>
              </table:table-cell>
              <table:table-cell office:value-type="float" office:value="0.00417008730671908">
                <text:p>0.00417008730671908</text:p>
              </table:table-cell>
            </table:table-row>
            <table:table-row>
              <table:table-cell office:value-type="string">
                <text:p>Asus</text:p>
              </table:table-cell>
              <table:table-cell office:value-type="float" office:value="0.00489616075060038">
                <text:p>0.00489616075060038</text:p>
              </table:table-cell>
              <table:table-cell office:value-type="float" office:value="0.000354079762720011">
                <text:p>0.000354079762720011</text:p>
              </table:table-cell>
              <table:table-cell office:value-type="float" office:value="0.000354079762720011">
                <text:p>0.000354079762720011</text:p>
              </table:table-cell>
            </table:table-row>
            <table:table-row>
              <table:table-cell office:value-type="string">
                <text:p>Alps</text:p>
              </table:table-cell>
              <table:table-cell office:value-type="float" office:value="0.036327382056865">
                <text:p>0.036327382056865</text:p>
              </table:table-cell>
              <table:table-cell office:value-type="float" office:value="0.00296615783851237">
                <text:p>0.00296615783851237</text:p>
              </table:table-cell>
              <table:table-cell office:value-type="float" office:value="0.00296615783851237">
                <text:p>0.00296615783851237</text:p>
              </table:table-cell>
            </table:table-row>
            <table:table-row>
              <table:table-cell office:value-type="string">
                <text:p>Symphony</text:p>
              </table:table-cell>
              <table:table-cell office:value-type="float" office:value="0.0133857018485697">
                <text:p>0.0133857018485697</text:p>
              </table:table-cell>
              <table:table-cell office:value-type="float" office:value="0.000681472461420611">
                <text:p>0.000681472461420611</text:p>
              </table:table-cell>
              <table:table-cell office:value-type="float" office:value="0.000681472461420611">
                <text:p>0.000681472461420611</text:p>
              </table:table-cell>
            </table:table-row>
            <table:table-row>
              <table:table-cell office:value-type="string">
                <text:p>Walton</text:p>
              </table:table-cell>
              <table:table-cell office:value-type="float" office:value="0.00494524631326955">
                <text:p>0.00494524631326955</text:p>
              </table:table-cell>
              <table:table-cell office:value-type="float" office:value="0.000410772059156685">
                <text:p>0.000410772059156685</text:p>
              </table:table-cell>
              <table:table-cell office:value-type="float" office:value="0.000410772059156685">
                <text:p>0.00041077205915668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MacOSX_X86_64 LibreOffice_project/a22f674fd25a3b6f45bdebf25400ed2adff0ff9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error-category="cell-range" chart:error-upper-range="Sheet1.K3:Sheet1.K12" chart:error-lower-range="Sheet1.K3:Sheet1.K12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aximum="1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 chart:error-category="cell-range" chart:error-upper-range="Sheet1.K3:Sheet1.K12" chart:error-lower-range="Sheet1.K3:Sheet1.K12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error-upper-indicator="true" chart:error-lower-indicator="true" chart:error-category="cell-range" chart:error-upper-range="Sheet1.K3:Sheet1.K12" chart:error-lower-range="Sheet1.K3:Sheet1.K12" loext:std-weight="1"/>
      <style:graphic-properties draw:stroke="solid" svg:stroke-width="0cm" svg:stroke-color="#000000" svg:stroke-opacity="100%" draw:stroke-linejoin="roun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686cm" svg:y="0.315cm" chart:style-name="ch2">
          <text:p>FUM scores</text:p>
        </chart:title>
        <chart:plot-area chart:style-name="ch3" table:cell-range-address="Sheet1.B3:Sheet1.B12 Sheet1.J3:Sheet1.J12" chart:data-source-has-labels="column" svg:x="0.32cm" svg:y="1.248cm" svg:width="15.36cm" svg:height="6.623cm">
          <chartooo:coordinate-region svg:x="0.948cm" svg:y="1.438cm" svg:width="14.732cm" svg:height="5.805cm"/>
          <chart:axis chart:dimension="x" chart:name="primary-x" chart:style-name="ch4" chartooo:axis-type="auto">
            <chartooo:date-scale/>
            <chart:title svg:x="7.169cm" svg:y="8.051cm" chart:style-name="ch5">
              <text:p>FUM score</text:p>
            </chart:title>
            <chart:categories table:cell-range-address="Sheet1.B3:Sheet1.B12"/>
          </chart:axis>
          <chart:axis chart:dimension="y" chart:name="primary-y" chart:style-name="ch6"/>
          <chart:series chart:style-name="ch7" chart:values-cell-range-address="Sheet1.J3:Sheet1.J12" chart:class="chart:bar">
            <chart:error-indicator chart:style-name="ch8" chart:dimension="y"/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Nexus devices</text:p>
                <draw:g>
                  <svg:desc>Sheet1.B3:Sheet1.B12</svg:desc>
                </draw:g>
              </table:table-cell>
              <table:table-cell office:value-type="float" office:value="5.17">
                <text:p>5.17</text:p>
                <draw:g>
                  <svg:desc>Sheet1.J3:Sheet1.J12</svg:desc>
                </draw:g>
              </table:table-cell>
              <table:table-cell office:value-type="float" office:value="0.02">
                <text:p>0.02</text:p>
                <draw:g>
                  <svg:desc>Sheet1.K3:Sheet1.K12</svg:desc>
                </draw:g>
              </table:table-cell>
              <table:table-cell office:value-type="float" office:value="0.02">
                <text:p>0.02</text:p>
                <draw:g>
                  <svg:desc>Sheet1.K3:Sheet1.K12</svg:desc>
                </draw:g>
              </table:table-cell>
            </table:table-row>
            <table:table-row>
              <table:table-cell office:value-type="string">
                <text:p>LG</text:p>
              </table:table-cell>
              <table:table-cell office:value-type="float" office:value="3.97">
                <text:p>3.97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Motorola</text:p>
              </table:table-cell>
              <table:table-cell office:value-type="float" office:value="3.07">
                <text:p>3.07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Samsung</text:p>
              </table:table-cell>
              <table:table-cell office:value-type="float" office:value="2.75">
                <text:p>2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ony</text:p>
              </table:table-cell>
              <table:table-cell office:value-type="float" office:value="2.63">
                <text:p>2.63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HTC</text:p>
              </table:table-cell>
              <table:table-cell office:value-type="float" office:value="2.63">
                <text:p>2.63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Asus</text:p>
              </table:table-cell>
              <table:table-cell office:value-type="float" office:value="2.35">
                <text:p>2.35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Alps</text:p>
              </table:table-cell>
              <table:table-cell office:value-type="float" office:value="0.8">
                <text:p>0.8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Symphony</text:p>
              </table:table-cell>
              <table:table-cell office:value-type="float" office:value="0.3">
                <text:p>0.3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alton</text:p>
              </table:table-cell>
              <table:table-cell office:value-type="float" office:value="0.27">
                <text:p>0.27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MacOSX_X86_64 LibreOffice_project/a22f674fd25a3b6f45bdebf25400ed2adff0ff99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column-mapping="0" chart:style-name="ch1">
        <chart:title svg:x="6.686cm" svg:y="0.315cm" chart:style-name="ch2">
          <text:p>FUM scores</text:p>
        </chart:title>
        <chart:legend chart:legend-position="end" svg:x="14.967cm" svg:y="3.731cm" style:legend-expansion="high" chart:style-name="ch3"/>
        <chart:plot-area chart:style-name="ch4" table:cell-range-address="Sheet1.B3:Sheet1.B12 Sheet1.C2:Sheet1.D2 Sheet1.L3:Sheet1.N12 Sheet1.F2:Sheet1.F2" chart:data-source-has-labels="both" svg:x="1.299cm" svg:y="1.248cm" svg:width="13.348cm" svg:height="7.572cm">
          <chartooo:coordinate-region svg:x="1.819cm" svg:y="1.438cm" svg:width="12.828cm" svg:height="6.375cm"/>
          <chart:axis chart:dimension="x" chart:name="primary-x" chart:style-name="ch5" chartooo:axis-type="auto">
            <chartooo:date-scale/>
            <chart:categories table:cell-range-address="Sheet1.B3:Sheet1.B12"/>
          </chart:axis>
          <chart:axis chart:dimension="y" chart:name="primary-y" chart:style-name="ch6">
            <chart:title svg:x="0.451cm" svg:y="5.865cm" chart:style-name="ch7">
              <text:p>FUM score</text:p>
            </chart:title>
          </chart:axis>
          <chart:series chart:style-name="ch8" chart:values-cell-range-address="Sheet1.L3:Sheet1.L12" chart:label-cell-address="Sheet1.C2:Sheet1.C2" chart:class="chart:bar">
            <chart:data-point chart:repeated="10"/>
          </chart:series>
          <chart:series chart:style-name="ch9" chart:values-cell-range-address="Sheet1.M3:Sheet1.M12" chart:label-cell-address="Sheet1.D2:Sheet1.D2" chart:class="chart:bar">
            <chart:data-point chart:repeated="10"/>
          </chart:series>
          <chart:series chart:style-name="ch10" chart:values-cell-range-address="Sheet1.N3:Sheet1.N12" chart:label-cell-address="Sheet1.F2:Sheet1.F2" chart:class="chart:ba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</text:p>
                <draw:g>
                  <svg:desc>Sheet1.C2:Sheet1.C2</svg:desc>
                </draw:g>
              </table:table-cell>
              <table:table-cell office:value-type="string">
                <text:p>u</text:p>
                <draw:g>
                  <svg:desc>Sheet1.D2:Sheet1.D2</svg:desc>
                </draw:g>
              </table:table-cell>
              <table:table-cell office:value-type="string">
                <text:p>m</text:p>
                <draw:g>
                  <svg:desc>Sheet1.F2:Sheet1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exus devices</text:p>
                <draw:g>
                  <svg:desc>Sheet1.B3:Sheet1.B12</svg:desc>
                </draw:g>
              </table:table-cell>
              <table:table-cell office:value-type="float" office:value="1.56">
                <text:p>1.56</text:p>
                <draw:g>
                  <svg:desc>Sheet1.L3:Sheet1.L12</svg:desc>
                </draw:g>
              </table:table-cell>
              <table:table-cell office:value-type="float" office:value="1.44">
                <text:p>1.44</text:p>
                <draw:g>
                  <svg:desc>Sheet1.M3:Sheet1.M12</svg:desc>
                </draw:g>
              </table:table-cell>
              <table:table-cell office:value-type="float" office:value="2.1812847583106">
                <text:p>2.1812847583106</text:p>
                <draw:g>
                  <svg:desc>Sheet1.N3:Sheet1.N12</svg:desc>
                </draw:g>
              </table:table-cell>
            </table:table-row>
            <table:table-row>
              <table:table-cell office:value-type="string">
                <text:p>LG</text:p>
              </table:table-cell>
              <table:table-cell office:value-type="float" office:value="0.88">
                <text:p>0.88</text:p>
              </table:table-cell>
              <table:table-cell office:value-type="float" office:value="0.99">
                <text:p>0.99</text:p>
              </table:table-cell>
              <table:table-cell office:value-type="float" office:value="2.09868870855704">
                <text:p>2.09868870855704</text:p>
              </table:table-cell>
            </table:table-row>
            <table:table-row>
              <table:table-cell office:value-type="string">
                <text:p>Motorola</text:p>
              </table:table-cell>
              <table:table-cell office:value-type="float" office:value="0.72">
                <text:p>0.72</text:p>
              </table:table-cell>
              <table:table-cell office:value-type="float" office:value="0.36">
                <text:p>0.36</text:p>
              </table:table-cell>
              <table:table-cell office:value-type="float" office:value="1.97759304114679">
                <text:p>1.97759304114679</text:p>
              </table:table-cell>
            </table:table-row>
            <table:table-row>
              <table:table-cell office:value-type="string">
                <text:p>Samsung</text:p>
              </table:table-cell>
              <table:table-cell office:value-type="float" office:value="0.52">
                <text:p>0.52</text:p>
              </table:table-cell>
              <table:table-cell office:value-type="float" office:value="0.12">
                <text:p>0.12</text:p>
              </table:table-cell>
              <table:table-cell office:value-type="float" office:value="2.1123551875161">
                <text:p>2.1123551875161</text:p>
              </table:table-cell>
            </table:table-row>
            <table:table-row>
              <table:table-cell office:value-type="string">
                <text:p>Sony</text:p>
              </table:table-cell>
              <table:table-cell office:value-type="float" office:value="0.56">
                <text:p>0.56</text:p>
              </table:table-cell>
              <table:table-cell office:value-type="float" office:value="0.57">
                <text:p>0.57</text:p>
              </table:table-cell>
              <table:table-cell office:value-type="float" office:value="1.50970967035761">
                <text:p>1.50970967035761</text:p>
              </table:table-cell>
            </table:table-row>
            <table:table-row>
              <table:table-cell office:value-type="string">
                <text:p>HTC</text:p>
              </table:table-cell>
              <table:table-cell office:value-type="float" office:value="0.56">
                <text:p>0.56</text:p>
              </table:table-cell>
              <table:table-cell office:value-type="float" office:value="0.3">
                <text:p>0.3</text:p>
              </table:table-cell>
              <table:table-cell office:value-type="float" office:value="1.77152581201145">
                <text:p>1.77152581201145</text:p>
              </table:table-cell>
            </table:table-row>
            <table:table-row>
              <table:table-cell office:value-type="string">
                <text:p>Asus</text:p>
              </table:table-cell>
              <table:table-cell office:value-type="float" office:value="0.8">
                <text:p>0.8</text:p>
              </table:table-cell>
              <table:table-cell office:value-type="float" office:value="1.53">
                <text:p>1.53</text:p>
              </table:table-cell>
              <table:table-cell office:value-type="float" office:value="0.0146884822518011">
                <text:p>0.0146884822518011</text:p>
              </table:table-cell>
            </table:table-row>
            <table:table-row>
              <table:table-cell office:value-type="string">
                <text:p>Alps</text:p>
              </table:table-cell>
              <table:table-cell office:value-type="float" office:value="0.12">
                <text:p>0.12</text:p>
              </table:table-cell>
              <table:table-cell office:value-type="float" office:value="0.57">
                <text:p>0.57</text:p>
              </table:table-cell>
              <table:table-cell office:value-type="float" office:value="0.108982146170595">
                <text:p>0.108982146170595</text:p>
              </table:table-cell>
            </table:table-row>
            <table:table-row>
              <table:table-cell office:value-type="string">
                <text:p>Symphony</text:p>
              </table:table-cell>
              <table:table-cell office:value-type="float" office:value="0">
                <text:p>0</text:p>
              </table:table-cell>
              <table:table-cell office:value-type="float" office:value="0.24">
                <text:p>0.24</text:p>
              </table:table-cell>
              <table:table-cell office:value-type="float" office:value="0.0401571055457091">
                <text:p>0.0401571055457091</text:p>
              </table:table-cell>
            </table:table-row>
            <table:table-row>
              <table:table-cell office:value-type="string">
                <text:p>Walton</text:p>
              </table:table-cell>
              <table:table-cell office:value-type="float" office:value="0">
                <text:p>0</text:p>
              </table:table-cell>
              <table:table-cell office:value-type="float" office:value="0.27">
                <text:p>0.27</text:p>
              </table:table-cell>
              <table:table-cell office:value-type="float" office:value="0.0148357389398086">
                <text:p>0.014835738939808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MacOSX_X86_64 LibreOffice_project/a22f674fd25a3b6f45bdebf25400ed2adff0ff99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